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7.802cm" table:align="left"/>
    </style:style>
    <style:style style:name="Tableau1.A" style:family="table-column">
      <style:table-column-properties style:column-width="0.866cm"/>
    </style:style>
    <style:style style:name="Tableau1.B" style:family="table-column">
      <style:table-column-properties style:column-width="1.289cm"/>
    </style:style>
    <style:style style:name="Tableau1.C" style:family="table-column">
      <style:table-column-properties style:column-width="2.425cm"/>
    </style:style>
    <style:style style:name="Tableau1.D" style:family="table-column">
      <style:table-column-properties style:column-width="3.221cm"/>
    </style:style>
    <style:style style:name="Tableau1.1" style:family="table-row"/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298cm" table:align="left"/>
    </style:style>
    <style:style style:name="Tableau2.A" style:family="table-column">
      <style:table-column-properties style:column-width="3.791cm"/>
    </style:style>
    <style:style style:name="Tableau2.B" style:family="table-column">
      <style:table-column-properties style:column-width="1.309cm"/>
    </style:style>
    <style:style style:name="Tableau2.C" style:family="table-column">
      <style:table-column-properties style:column-width="6.292cm"/>
    </style:style>
    <style:style style:name="Tableau2.D" style:family="table-column">
      <style:table-column-properties style:column-width="4.907cm"/>
    </style:style>
    <style:style style:name="Tableau2.1" style:family="table-row"/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51cm" style:rel-column-width="16383*"/>
    </style:style>
    <style:style style:name="Tableau3.A1" style:family="table-cell">
      <style:table-cell-properties fo:padding="0.097cm" fo:border-left="0.05pt solid #000000" fo:border-right="none" fo:border-top="0.05pt solid #000000" fo:border-bottom="none"/>
    </style:style>
    <style:style style:name="Tableau3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3.A2" style:family="table-cell">
      <style:table-cell-properties fo:padding="0.097cm" fo:border-left="0.05pt solid #000000" fo:border-right="none" fo:border-top="none" fo:border-bottom="none"/>
    </style:style>
    <style:style style:name="Tableau3.D2" style:family="table-cell">
      <style:table-cell-properties fo:padding="0.097cm" fo:border-left="0.05pt solid #000000" fo:border-right="0.05pt solid #000000" fo:border-top="none" fo:border-bottom="none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4.251cm" style:rel-column-width="16383*"/>
    </style:style>
    <style:style style:name="Tableau4.C" style:family="table-column">
      <style:table-column-properties style:column-width="8.5cm" style:rel-column-width="32766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667cm" style:rel-column-width="21845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5.666cm" style:rel-column-width="3212*"/>
    </style:style>
    <style:style style:name="Tableau6.B" style:family="table-column">
      <style:table-column-properties style:column-width="5.667cm" style:rel-column-width="3213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officeooo:rsid="001f8065" officeooo:paragraph-rsid="001f8065" style:font-size-asian="10pt" style:font-size-complex="10pt"/>
    </style:style>
    <style:style style:name="P2" style:family="paragraph" style:parent-style-name="Standard">
      <style:text-properties fo:font-size="10pt" officeooo:paragraph-rsid="001f8065" style:font-size-asian="10pt" style:font-size-complex="10pt"/>
    </style:style>
    <style:style style:name="P3" style:family="paragraph" style:parent-style-name="Standard">
      <style:text-properties fo:font-size="10pt" officeooo:rsid="00206a95" officeooo:paragraph-rsid="00206a95" style:font-size-asian="10pt" style:font-size-complex="10pt"/>
    </style:style>
    <style:style style:name="P4" style:family="paragraph" style:parent-style-name="Standard">
      <style:text-properties fo:font-size="10pt" officeooo:rsid="0023349e" officeooo:paragraph-rsid="0023349e" style:font-size-asian="10pt" style:font-size-complex="10pt"/>
    </style:style>
    <style:style style:name="P5" style:family="paragraph" style:parent-style-name="Standard">
      <style:text-properties fo:font-size="10pt" officeooo:rsid="00261f74" officeooo:paragraph-rsid="00261f74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0pt" officeooo:rsid="00261f74" officeooo:paragraph-rsid="00261f74" style:font-size-asian="10pt" style:font-size-complex="10pt"/>
    </style:style>
    <style:style style:name="P7" style:family="paragraph" style:parent-style-name="Standard">
      <style:text-properties fo:font-size="10pt" officeooo:rsid="00278b75" officeooo:paragraph-rsid="00278b75" style:font-size-asian="10pt" style:font-size-complex="10pt"/>
    </style:style>
    <style:style style:name="P8" style:family="paragraph" style:parent-style-name="Standard">
      <style:text-properties fo:font-size="10pt" officeooo:rsid="00291f23" officeooo:paragraph-rsid="00291f23" style:font-size-asian="10pt" style:font-size-complex="10pt"/>
    </style:style>
    <style:style style:name="P9" style:family="paragraph" style:parent-style-name="Standard">
      <style:text-properties fo:font-size="10pt" officeooo:rsid="00299b39" officeooo:paragraph-rsid="00299b39" style:font-size-asian="10pt" style:font-size-complex="10pt"/>
    </style:style>
    <style:style style:name="P10" style:family="paragraph" style:parent-style-name="Standard">
      <style:text-properties fo:font-size="10pt" officeooo:rsid="002b42f5" officeooo:paragraph-rsid="002b42f5" style:font-size-asian="10pt" style:font-size-complex="10pt"/>
    </style:style>
    <style:style style:name="P11" style:family="paragraph" style:parent-style-name="Standard">
      <style:text-properties fo:font-size="10pt" officeooo:rsid="002bd840" officeooo:paragraph-rsid="002bd840" style:font-size-asian="10pt" style:font-size-complex="10pt"/>
    </style:style>
    <style:style style:name="P12" style:family="paragraph" style:parent-style-name="Standard">
      <style:text-properties fo:font-size="10pt" officeooo:rsid="002db2ee" officeooo:paragraph-rsid="002db2ee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fo:font-size="10pt" officeooo:rsid="002db2ee" officeooo:paragraph-rsid="002db2ee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fo:font-size="10pt" officeooo:rsid="002dfe7d" officeooo:paragraph-rsid="002dfe7d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fo:font-size="10pt" fo:font-style="normal" officeooo:rsid="002e5699" officeooo:paragraph-rsid="002e5699" style:font-size-asian="10pt" style:font-style-asian="normal" style:font-size-complex="10pt" style:font-style-complex="normal"/>
    </style:style>
    <style:style style:name="P16" style:family="paragraph" style:parent-style-name="Table_20_Contents">
      <style:paragraph-properties fo:text-align="center" style:justify-single-word="false"/>
      <style:text-properties style:text-position="0% 100%" fo:font-size="10pt" officeooo:rsid="001f8065" officeooo:paragraph-rsid="001f8065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1f8065" officeooo:paragraph-rsid="001f8065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officeooo:paragraph-rsid="001f8065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officeooo:rsid="00261f74" officeooo:paragraph-rsid="00261f74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officeooo:rsid="00267804" officeooo:paragraph-rsid="00267804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officeooo:rsid="00278b75" officeooo:paragraph-rsid="00278b75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2b42f5" officeooo:paragraph-rsid="002b42f5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23349e" officeooo:paragraph-rsid="0023349e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24da5a" officeooo:paragraph-rsid="0024da5a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24da5a"/>
    </style:style>
    <style:style style:name="T4" style:family="text">
      <style:text-properties style:text-position="0% 100%" officeooo:rsid="002b42f5"/>
    </style:style>
    <style:style style:name="T5" style:family="text">
      <style:text-properties style:text-position="0% 100%" officeooo:rsid="002dfe7d"/>
    </style:style>
    <style:style style:name="T6" style:family="text">
      <style:text-properties style:text-position="0% 100%" fo:font-style="italic" officeooo:rsid="002dfe7d" style:font-style-asian="italic" style:font-style-complex="italic"/>
    </style:style>
    <style:style style:name="T7" style:family="text">
      <style:text-properties style:text-position="0% 100%" fo:font-style="normal" officeooo:rsid="002dfe7d" style:font-style-asian="normal" style:font-style-complex="normal"/>
    </style:style>
    <style:style style:name="T8" style:family="text">
      <style:text-properties style:text-position="sub 58%"/>
    </style:style>
    <style:style style:name="T9" style:family="text">
      <style:text-properties officeooo:rsid="00206a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exponentiation </text:p>
      <text:p text:style-name="P1">1) 3<text:span text:style-name="T1">11</text:span></text:p>
      <text:p text:style-name="P1"><text:span text:style-name="T2">11 = 8+2+1 = (1011)</text:span><text:span text:style-name="T8">2</text:span></text:p>
      <text:p text:style-name="P1"><text:span text:style-name="T2">c = 1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7">c</text:p>
          </table:table-cell>
          <table:table-cell table:style-name="Tableau1.A1" office:value-type="string">
            <text:p text:style-name="P17">c<text:span text:style-name="T1">2</text:span></text:p>
          </table:table-cell>
          <table:table-cell table:style-name="Tableau1.A1" office:value-type="string">
            <text:p text:style-name="P17">b<text:span text:style-name="T8">i</text:span></text:p>
          </table:table-cell>
          <table:table-cell table:style-name="Tableau1.D1" office:value-type="string">
            <text:p text:style-name="P17">c x a (a=3) si b=1</text:p>
          </table:table-cell>
        </table:table-row>
        <table:table-row table:style-name="Tableau1.1">
          <table:table-cell table:style-name="Tableau1.A2" office:value-type="string">
            <text:p text:style-name="P17">1</text:p>
          </table:table-cell>
          <table:table-cell table:style-name="Tableau1.A2" office:value-type="string">
            <text:p text:style-name="P17">1</text:p>
          </table:table-cell>
          <table:table-cell table:style-name="Tableau1.A2" office:value-type="string">
            <text:p text:style-name="P17">1</text:p>
          </table:table-cell>
          <table:table-cell table:style-name="Tableau1.D2" office:value-type="string">
            <text:p text:style-name="P17">3</text:p>
          </table:table-cell>
        </table:table-row>
        <table:table-row table:style-name="Tableau1.1">
          <table:table-cell table:style-name="Tableau1.A2" office:value-type="string">
            <text:p text:style-name="P17">3</text:p>
          </table:table-cell>
          <table:table-cell table:style-name="Tableau1.A2" office:value-type="string">
            <text:p text:style-name="P17">9</text:p>
          </table:table-cell>
          <table:table-cell table:style-name="Tableau1.A2" office:value-type="string">
            <text:p text:style-name="P17">0</text:p>
          </table:table-cell>
          <table:table-cell table:style-name="Tableau1.D2" office:value-type="string">
            <text:p text:style-name="P18"/>
          </table:table-cell>
        </table:table-row>
        <table:table-row table:style-name="Tableau1.1">
          <table:table-cell table:style-name="Tableau1.A2" office:value-type="string">
            <text:p text:style-name="P17">9</text:p>
          </table:table-cell>
          <table:table-cell table:style-name="Tableau1.A2" office:value-type="string">
            <text:p text:style-name="P17">81</text:p>
          </table:table-cell>
          <table:table-cell table:style-name="Tableau1.A2" office:value-type="string">
            <text:p text:style-name="P17">1</text:p>
          </table:table-cell>
          <table:table-cell table:style-name="Tableau1.D2" office:value-type="string">
            <text:p text:style-name="P17">3x81=243</text:p>
          </table:table-cell>
        </table:table-row>
        <table:table-row table:style-name="Tableau1.1">
          <table:table-cell table:style-name="Tableau1.A2" office:value-type="string">
            <text:p text:style-name="P17">243</text:p>
          </table:table-cell>
          <table:table-cell table:style-name="Tableau1.A2" office:value-type="string">
            <text:p text:style-name="P17">59049</text:p>
          </table:table-cell>
          <table:table-cell table:style-name="Tableau1.A2" office:value-type="string">
            <text:p text:style-name="P17">1</text:p>
          </table:table-cell>
          <table:table-cell table:style-name="Tableau1.D2" office:value-type="string">
            <text:p text:style-name="P17">3x59049=177147</text:p>
          </table:table-cell>
        </table:table-row>
        <table:table-row table:style-name="Tableau1.1"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17">11 en binaire</text:p>
          </table:table-cell>
          <table:table-cell table:style-name="Tableau1.D2" office:value-type="string">
            <text:p text:style-name="P18"/>
          </table:table-cell>
        </table:table-row>
      </table:table>
      <text:p text:style-name="P1"><text:span text:style-name="T2"/></text:p>
      <text:p text:style-name="P1"><text:span text:style-name="T2">3</text:span><text:span text:style-name="T1">11</text:span><text:span text:style-name="T2"> = 177147</text:span></text:p>
      <text:p text:style-name="P1"><text:span text:style-name="T2"/></text:p>
      <text:p text:style-name="P1"><text:span text:style-name="T2">2) q = 2</text:span><text:span text:style-name="T1">7</text:span><text:span text:style-name="T2"> mod(11)</text:span></text:p>
      <text:p text:style-name="P1"><text:span text:style-name="T2">57 = 32+16+8+1 = (111001)</text:span><text:span text:style-name="T8">2</text:span></text:p>
      <text:p text:style-name="P1"><text:span text:style-name="T2">c = 1</text:span></text:p>
      <text:p text:style-name="P1"><text:span text:style-name="T2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7">c=c<text:span text:style-name="T1">2</text:span><text:span text:style-name="T2"> mod u</text:span></text:p>
          </table:table-cell>
          <table:table-cell table:style-name="Tableau2.A1" office:value-type="string">
            <text:p text:style-name="P17">b<text:span text:style-name="T8">i</text:span></text:p>
          </table:table-cell>
          <table:table-cell table:style-name="Tableau2.A1" office:value-type="string">
            <text:p text:style-name="P16">c =c x a (a=2) si b<text:span text:style-name="T8">i</text:span>=1</text:p>
          </table:table-cell>
          <table:table-cell table:style-name="Tableau2.D1" office:value-type="string">
            <text:p text:style-name="P17">c = c mod 11</text:p>
          </table:table-cell>
        </table:table-row>
        <table:table-row table:style-name="Tableau2.1">
          <table:table-cell table:style-name="Tableau2.A2" office:value-type="string">
            <text:p text:style-name="P17">1</text:p>
          </table:table-cell>
          <table:table-cell table:style-name="Tableau2.A2" office:value-type="string">
            <text:p text:style-name="P17">1</text:p>
          </table:table-cell>
          <table:table-cell table:style-name="Tableau2.A2" office:value-type="string">
            <text:p text:style-name="P17">1 x 2= 2</text:p>
          </table:table-cell>
          <table:table-cell table:style-name="Tableau2.D2" office:value-type="string">
            <text:p text:style-name="P17">2 mod 11 = 2</text:p>
          </table:table-cell>
        </table:table-row>
        <table:table-row table:style-name="Tableau2.1">
          <table:table-cell table:style-name="Tableau2.A2" office:value-type="string">
            <text:p text:style-name="P17">2<text:span text:style-name="T1">2</text:span><text:span text:style-name="T2"> mod 11 = 4</text:span></text:p>
          </table:table-cell>
          <table:table-cell table:style-name="Tableau2.A2" office:value-type="string">
            <text:p text:style-name="P17">1</text:p>
          </table:table-cell>
          <table:table-cell table:style-name="Tableau2.A2" office:value-type="string">
            <text:p text:style-name="P17">4 x 2 = 8</text:p>
          </table:table-cell>
          <table:table-cell table:style-name="Tableau2.D2" office:value-type="string">
            <text:p text:style-name="P17">8 mod 11 = 8</text:p>
          </table:table-cell>
        </table:table-row>
        <table:table-row table:style-name="Tableau2.1">
          <table:table-cell table:style-name="Tableau2.A2" office:value-type="string">
            <text:p text:style-name="P17">8<text:span text:style-name="T1">2</text:span><text:span text:style-name="T2"> mod 11 = 9</text:span></text:p>
          </table:table-cell>
          <table:table-cell table:style-name="Tableau2.A2" office:value-type="string">
            <text:p text:style-name="P17">1</text:p>
          </table:table-cell>
          <table:table-cell table:style-name="Tableau2.A2" office:value-type="string">
            <text:p text:style-name="P17">9 x 2 = 18</text:p>
          </table:table-cell>
          <table:table-cell table:style-name="Tableau2.D2" office:value-type="string">
            <text:p text:style-name="P17">18 mod 11 = 7</text:p>
          </table:table-cell>
        </table:table-row>
        <table:table-row table:style-name="Tableau2.1">
          <table:table-cell table:style-name="Tableau2.A2" office:value-type="string">
            <text:p text:style-name="P17">7<text:span text:style-name="T1">2</text:span><text:span text:style-name="T2"> mod 11 = 5</text:span></text:p>
          </table:table-cell>
          <table:table-cell table:style-name="Tableau2.A2" office:value-type="string">
            <text:p text:style-name="P17">0</text:p>
          </table:table-cell>
          <table:table-cell table:style-name="Tableau2.A2" office:value-type="string">
            <text:p text:style-name="P17">/</text:p>
          </table:table-cell>
          <table:table-cell table:style-name="Tableau2.D2" office:value-type="string">
            <text:p text:style-name="P17"/>
          </table:table-cell>
        </table:table-row>
        <table:table-row table:style-name="Tableau2.1">
          <table:table-cell table:style-name="Tableau2.A2" office:value-type="string">
            <text:p text:style-name="P17">5<text:span text:style-name="T1">2</text:span><text:span text:style-name="T2"> mod 11 = 3</text:span></text:p>
          </table:table-cell>
          <table:table-cell table:style-name="Tableau2.A2" office:value-type="string">
            <text:p text:style-name="P17">0</text:p>
          </table:table-cell>
          <table:table-cell table:style-name="Tableau2.A2" office:value-type="string">
            <text:p text:style-name="P17">/</text:p>
          </table:table-cell>
          <table:table-cell table:style-name="Tableau2.D2" office:value-type="string">
            <text:p text:style-name="P19"/>
          </table:table-cell>
        </table:table-row>
        <table:table-row table:style-name="Tableau2.1">
          <table:table-cell table:style-name="Tableau2.A2" office:value-type="string">
            <text:p text:style-name="P17">3<text:span text:style-name="T1">2</text:span><text:span text:style-name="T2"> mod 11 = 9</text:span></text:p>
          </table:table-cell>
          <table:table-cell table:style-name="Tableau2.A2" office:value-type="string">
            <text:p text:style-name="P17">1</text:p>
          </table:table-cell>
          <table:table-cell table:style-name="Tableau2.A2" office:value-type="string">
            <text:p text:style-name="P17">9x2 = 18</text:p>
          </table:table-cell>
          <table:table-cell table:style-name="Tableau2.D2" office:value-type="string">
            <text:p text:style-name="P17">18 mod 11 = 7 <text:span text:style-name="T9">= q</text:span></text:p>
          </table:table-cell>
        </table:table-row>
      </table:table>
      <text:p text:style-name="P2"/>
      <text:p text:style-name="P3">Exercice 6 :</text:p>
      <text:p text:style-name="P3">n = p x q<text:tab/><text:tab/>PGCD(p,q) = 1</text:p>
      <text:p text:style-name="P3">1) phi(u) = <text:s/>phi(pxq) = phi(p) x phi(q) = (si p premier phi(x) = x-1) (p-1)x(q-1) = (7-1)x(11-1)=6x10=60</text:p>
      <text:p text:style-name="P3">2) phi(n) = 60 = 6x10 = 2x3x2x5 = 2<text:span text:style-name="T1">2</text:span><text:span text:style-name="T2"> x 3</text:span><text:span text:style-name="T1">1</text:span><text:span text:style-name="T2"> x 3</text:span><text:span text:style-name="T1">1</text:span><text:span text:style-name="T2"> → a=7</text:span></text:p>
      <text:p text:style-name="P3"><text:span text:style-name="T2"/></text:p>
      <text:p text:style-name="P4"><text:span text:style-name="T2">3) Algo d’Euclide étendu </text:span><text:span text:style-name="T3">(calcul PGCD(60,7))</text:span></text:p>
      <text:p text:style-name="P4"><text:span text:style-name="T2"/></text:p>
      <table:table table:name="Tableau3" table:style-name="Tableau3">
        <table:table-column table:style-name="Tableau3.A" table:number-columns-repeated="4"/>
        <table:table-row>
          <table:table-cell table:style-name="Tableau3.A1" office:value-type="string">
            <text:p text:style-name="P24">r<text:span text:style-name="T8">k</text:span><text:span text:style-name="T2"> = r</text:span><text:span text:style-name="T8">k-2</text:span><text:span text:style-name="T2"> mod r</text:span><text:span text:style-name="T8">k-1</text:span></text:p>
          </table:table-cell>
          <table:table-cell table:style-name="Tableau3.A1" office:value-type="string">
            <text:p text:style-name="P26">q<text:span text:style-name="T8">k</text:span><text:span text:style-name="T2"> = r</text:span><text:span text:style-name="T8">k-2</text:span><text:span text:style-name="T2"> / r</text:span><text:span text:style-name="T8">k-1</text:span></text:p>
          </table:table-cell>
          <table:table-cell table:style-name="Tableau3.A1" office:value-type="string">
            <text:p text:style-name="P26">u<text:span text:style-name="T8">k</text:span><text:span text:style-name="T2"> = u</text:span><text:span text:style-name="T8">k-2</text:span><text:span text:style-name="T2"> – q</text:span><text:span text:style-name="T8">k</text:span><text:span text:style-name="T2"> u</text:span><text:span text:style-name="T8">k-1</text:span></text:p>
          </table:table-cell>
          <table:table-cell table:style-name="Tableau3.D1" office:value-type="string">
            <text:p text:style-name="P26">v<text:span text:style-name="T8">k</text:span><text:span text:style-name="T2"> = v</text:span><text:span text:style-name="T8">k-2</text:span><text:span text:style-name="T2"> – q</text:span><text:span text:style-name="T8">k</text:span><text:span text:style-name="T2"> v</text:span><text:span text:style-name="T8">k-1</text:span></text:p>
          </table:table-cell>
        </table:table-row>
        <table:table-row>
          <table:table-cell table:style-name="Tableau3.A2" office:value-type="string">
            <text:p text:style-name="P24">60</text:p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4">1</text:p>
          </table:table-cell>
          <table:table-cell table:style-name="Tableau3.D2" office:value-type="string">
            <text:p text:style-name="P24">0</text:p>
          </table:table-cell>
        </table:table-row>
        <table:table-row>
          <table:table-cell table:style-name="Tableau3.A3" office:value-type="string">
            <text:p text:style-name="P24">7</text:p>
          </table:table-cell>
          <table:table-cell table:style-name="Tableau3.A3" office:value-type="string">
            <text:p text:style-name="P25"/>
          </table:table-cell>
          <table:table-cell table:style-name="Tableau3.A3" office:value-type="string">
            <text:p text:style-name="P24">0</text:p>
          </table:table-cell>
          <table:table-cell table:style-name="Tableau3.D3" office:value-type="string">
            <text:p text:style-name="P24">1</text:p>
          </table:table-cell>
        </table:table-row>
      </table:table>
      <text:p text:style-name="P4"><text:span text:style-name="T2"/></text:p>
      <text:p text:style-name="P5"><text:span text:style-name="T2">Exemple : </text:span></text:p>
      <text:p text:style-name="P5"><text:span text:style-name="T2">q=11 p=7 phi(n) = 60 a=7 b=43 n=pxq=77</text:span></text:p>
      <text:p text:style-name="P5"><text:span text:style-name="T2">a) x=30</text:span><text:span text:style-name="T1">a</text:span><text:span text:style-name="T2"> mod n = 30</text:span><text:span text:style-name="T1">7</text:span><text:span text:style-name="T2"> mod 77</text:span></text:p>
      <text:p text:style-name="P5"><text:span text:style-name="T2">c=1</text:span></text:p>
      <text:p text:style-name="P5"><text:span text:style-name="T2"/></text:p>
      <text:p text:style-name="P7"><text:span text:style-name="T2">4)</text:span></text:p>
      <text:p text:style-name="P7"><text:span text:style-name="T2"/></text:p>
      <table:table table:name="Tableau4" table:style-name="Tableau4">
        <table:table-column table:style-name="Tableau4.A" table:number-columns-repeated="2"/>
        <table:table-column table:style-name="Tableau4.C"/>
        <table:table-row>
          <table:table-cell table:style-name="Tableau4.A1" office:value-type="string">
            <text:p text:style-name="P6"><text:span text:style-name="T2">c=c</text:span><text:span text:style-name="T1">2</text:span><text:span text:style-name="T2"> mod n</text:span></text:p>
          </table:table-cell>
          <table:table-cell table:style-name="Tableau4.A1" office:value-type="string">
            <text:p text:style-name="P20">b<text:span text:style-name="T8">i</text:span></text:p>
          </table:table-cell>
          <table:table-cell table:style-name="Tableau4.C1" office:value-type="string">
            <text:p text:style-name="P20">c = c a mod n (si b<text:span text:style-name="T8">i</text:span><text:span text:style-name="T2">=1)</text:span></text:p>
          </table:table-cell>
        </table:table-row>
        <table:table-row>
          <table:table-cell table:style-name="Tableau4.A2" office:value-type="string">
            <text:p text:style-name="P21">1<text:span text:style-name="T1">2</text:span><text:span text:style-name="T2"> mod 77 = 1</text:span></text:p>
          </table:table-cell>
          <table:table-cell table:style-name="Tableau4.A2" office:value-type="string">
            <text:p text:style-name="P21">1</text:p>
          </table:table-cell>
          <table:table-cell table:style-name="Tableau4.C2" office:value-type="string">
            <text:p text:style-name="P21">1x30 mod 77 = 30</text:p>
          </table:table-cell>
        </table:table-row>
        <table:table-row>
          <table:table-cell table:style-name="Tableau4.A2" office:value-type="string">
            <text:p text:style-name="P21">30<text:span text:style-name="T1">2</text:span><text:span text:style-name="T2"> mod 77 = 53</text:span></text:p>
          </table:table-cell>
          <table:table-cell table:style-name="Tableau4.A2" office:value-type="string">
            <text:p text:style-name="P21">1</text:p>
          </table:table-cell>
          <table:table-cell table:style-name="Tableau4.C2" office:value-type="string">
            <text:p text:style-name="P21">53*30 mod77 = 1590 mod 77 = 50</text:p>
          </table:table-cell>
        </table:table-row>
        <table:table-row>
          <table:table-cell table:style-name="Tableau4.A2" office:value-type="string">
            <text:p text:style-name="P21">50<text:span text:style-name="T1">2</text:span><text:span text:style-name="T2"> mod77 = 36</text:span></text:p>
          </table:table-cell>
          <table:table-cell table:style-name="Tableau4.A2" office:value-type="string">
            <text:p text:style-name="P21">1</text:p>
          </table:table-cell>
          <table:table-cell table:style-name="Tableau4.C2" office:value-type="string">
            <text:p text:style-name="P21">36*30 mod77 = 1080 mod 77 = 2</text:p>
          </table:table-cell>
        </table:table-row>
      </table:table>
      <text:p text:style-name="P5"><text:span text:style-name="T2"><text:s/></text:span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oft-page-break/><text:span text:style-name="T2">5) y = x</text:span><text:span text:style-name="T1">b</text:span><text:span text:style-name="T2"> mod n = 2</text:span><text:span text:style-name="T1">43</text:span><text:span text:style-name="T2"> mod 77</text:span></text:p>
      <text:p text:style-name="P7"><text:span text:style-name="T2"><text:tab/>43 = 32 + 8 + 2 + 1 = (101011)</text:span><text:span text:style-name="T8">2</text:span></text:p>
      <text:p text:style-name="P7"><text:span text:style-name="T2">c=1</text:span></text:p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P22">c = c<text:span text:style-name="T1">2</text:span><text:span text:style-name="T2"> mod n (n=77)</text:span></text:p>
          </table:table-cell>
          <table:table-cell table:style-name="Tableau5.A1" office:value-type="string">
            <text:p text:style-name="P22">b<text:span text:style-name="T8">i</text:span></text:p>
          </table:table-cell>
          <table:table-cell table:style-name="Tableau5.C1" office:value-type="string">
            <text:p text:style-name="P22">c = ca (a=2) </text:p>
          </table:table-cell>
        </table:table-row>
        <table:table-row>
          <table:table-cell table:style-name="Tableau5.A2" office:value-type="string">
            <text:p text:style-name="P22">1<text:span text:style-name="T1">2</text:span><text:span text:style-name="T2"> mod 77=1</text:span></text:p>
          </table:table-cell>
          <table:table-cell table:style-name="Tableau5.A2" office:value-type="string">
            <text:p text:style-name="P22">1</text:p>
          </table:table-cell>
          <table:table-cell table:style-name="Tableau5.C2" office:value-type="string">
            <text:p text:style-name="P22">1*2 mod 77 = 2</text:p>
          </table:table-cell>
        </table:table-row>
        <table:table-row>
          <table:table-cell table:style-name="Tableau5.A2" office:value-type="string">
            <text:p text:style-name="P18"/>
          </table:table-cell>
          <table:table-cell table:style-name="Tableau5.A2" office:value-type="string">
            <text:p text:style-name="P22">0</text:p>
          </table:table-cell>
          <table:table-cell table:style-name="Tableau5.C2" office:value-type="string">
            <text:p text:style-name="P18"/>
          </table:table-cell>
        </table:table-row>
        <table:table-row>
          <table:table-cell table:style-name="Tableau5.A2" office:value-type="string">
            <text:p text:style-name="P18"/>
          </table:table-cell>
          <table:table-cell table:style-name="Tableau5.A2" office:value-type="string">
            <text:p text:style-name="P22">1</text:p>
          </table:table-cell>
          <table:table-cell table:style-name="Tableau5.C2" office:value-type="string">
            <text:p text:style-name="P18"/>
          </table:table-cell>
        </table:table-row>
        <table:table-row>
          <table:table-cell table:style-name="Tableau5.A2" office:value-type="string">
            <text:p text:style-name="P18"/>
          </table:table-cell>
          <table:table-cell table:style-name="Tableau5.A2" office:value-type="string">
            <text:p text:style-name="P22">0</text:p>
          </table:table-cell>
          <table:table-cell table:style-name="Tableau5.C2" office:value-type="string">
            <text:p text:style-name="P18"/>
          </table:table-cell>
        </table:table-row>
        <table:table-row>
          <table:table-cell table:style-name="Tableau5.A2" office:value-type="string">
            <text:p text:style-name="P18"/>
          </table:table-cell>
          <table:table-cell table:style-name="Tableau5.A2" office:value-type="string">
            <text:p text:style-name="P22">1</text:p>
          </table:table-cell>
          <table:table-cell table:style-name="Tableau5.C2" office:value-type="string">
            <text:p text:style-name="P18"/>
          </table:table-cell>
        </table:table-row>
        <table:table-row>
          <table:table-cell table:style-name="Tableau5.A2" office:value-type="string">
            <text:p text:style-name="P18"/>
          </table:table-cell>
          <table:table-cell table:style-name="Tableau5.A2" office:value-type="string">
            <text:p text:style-name="P22">1</text:p>
          </table:table-cell>
          <table:table-cell table:style-name="Tableau5.C2" office:value-type="string">
            <text:p text:style-name="P22">15*2 mod 77 = 30</text:p>
          </table:table-cell>
        </table:table-row>
      </table:table>
      <text:p text:style-name="P8"><text:span text:style-name="T2">q= x</text:span><text:span text:style-name="T1">b</text:span><text:span text:style-name="T2"> mod n = 2</text:span><text:span text:style-name="T1">45</text:span><text:span text:style-name="T2"> mod 77 = 30</text:span></text:p>
      <text:p text:style-name="P8"><text:span text:style-name="T2"/></text:p>
      <text:p text:style-name="P9"><text:span text:style-name="T4">6)</text:span><text:span text:style-name="T2">On sait que a*b mod phi(n) = 1</text:span></text:p>
      <text:p text:style-name="P9"><text:span text:style-name="T2">(x</text:span><text:span text:style-name="T1">a</text:span><text:span text:style-name="T2">)</text:span><text:span text:style-name="T1">b</text:span><text:span text:style-name="T2"> mod n = x</text:span><text:span text:style-name="T1">ab</text:span><text:span text:style-name="T2"> mod n = x</text:span><text:span text:style-name="T1">a*b mod phi(n)</text:span><text:span text:style-name="T2"> mod n = x mod n = x</text:span></text:p>
      <text:p text:style-name="P9"><text:span text:style-name="T2"/></text:p>
      <text:p text:style-name="P10"><text:span text:style-name="T2">7) théo. Euleur : x</text:span><text:span text:style-name="T1">a</text:span><text:span text:style-name="T2"> mod n = x</text:span><text:span text:style-name="T1">a mod phi(n)</text:span></text:p>
      <text:p text:style-name="P10"><text:span text:style-name="T2">Or, si n = p*q alors p|x ou q|x</text:span></text:p>
      <text:p text:style-name="P10"><text:span text:style-name="T2"><text:tab/>→ on a plus PGCD(x,pq) = 1</text:span></text:p>
      <text:p text:style-name="P10"><text:span text:style-name="T2">Donc le résultat de la question précédente ne s’applique plus</text:span></text:p>
      <text:p text:style-name="P10"><text:span text:style-name="T2"/></text:p>
      <text:p text:style-name="P10"><text:span text:style-name="T2">8) x</text:span><text:span text:style-name="T1">ab </text:span><text:span text:style-name="T2">mod 77 dans le scas où x = 33</text:span></text:p>
      <text:p text:style-name="P10"><text:span text:style-name="T2">33</text:span><text:span text:style-name="T1">7*43</text:span><text:span text:style-name="T2"> mod 77 = 33</text:span><text:span text:style-name="T1">301</text:span><text:span text:style-name="T2"> mod 77</text:span></text:p>
      <text:p text:style-name="P10"><text:span text:style-name="T2">301 = 100101101</text:span></text:p>
      <text:p text:style-name="P12"><text:span text:style-name="T2">méthode 1 </text:span></text:p>
      <table:table table:name="Tableau6" table:style-name="Tableau6">
        <table:table-column table:style-name="Tableau6.A"/>
        <table:table-column table:style-name="Tableau6.B" table:number-columns-repeated="2"/>
        <table:table-row>
          <table:table-cell table:style-name="Tableau6.A1" office:value-type="string">
            <text:p text:style-name="P23">1</text:p>
          </table:table-cell>
          <table:table-cell table:style-name="Tableau6.A1" office:value-type="string">
            <text:p text:style-name="P23">1</text:p>
          </table:table-cell>
          <table:table-cell table:style-name="Tableau6.C1" office:value-type="string">
            <text:p text:style-name="P23">33</text:p>
          </table:table-cell>
        </table:table-row>
        <table:table-row>
          <table:table-cell table:style-name="Tableau6.A2" office:value-type="string">
            <text:p text:style-name="P23">11</text:p>
          </table:table-cell>
          <table:table-cell table:style-name="Tableau6.A2" office:value-type="string">
            <text:p text:style-name="P23">0</text:p>
          </table:table-cell>
          <table:table-cell table:style-name="Tableau6.C2" office:value-type="string">
            <text:p text:style-name="P18"/>
          </table:table-cell>
        </table:table-row>
        <table:table-row>
          <table:table-cell table:style-name="Tableau6.A2" office:value-type="string">
            <text:p text:style-name="P23">44</text:p>
          </table:table-cell>
          <table:table-cell table:style-name="Tableau6.A2" office:value-type="string">
            <text:p text:style-name="P23">0</text:p>
          </table:table-cell>
          <table:table-cell table:style-name="Tableau6.C2" office:value-type="string">
            <text:p text:style-name="P18"/>
          </table:table-cell>
        </table:table-row>
        <table:table-row>
          <table:table-cell table:style-name="Tableau6.A2" office:value-type="string">
            <text:p text:style-name="P23">11</text:p>
          </table:table-cell>
          <table:table-cell table:style-name="Tableau6.A2" office:value-type="string">
            <text:p text:style-name="P23">1</text:p>
          </table:table-cell>
          <table:table-cell table:style-name="Tableau6.C2" office:value-type="string">
            <text:p text:style-name="P23">55</text:p>
          </table:table-cell>
        </table:table-row>
        <table:table-row>
          <table:table-cell table:style-name="Tableau6.A2" office:value-type="string">
            <text:p text:style-name="P23">22</text:p>
          </table:table-cell>
          <table:table-cell table:style-name="Tableau6.A2" office:value-type="string">
            <text:p text:style-name="P23">0</text:p>
          </table:table-cell>
          <table:table-cell table:style-name="Tableau6.C2" office:value-type="string">
            <text:p text:style-name="P18"/>
          </table:table-cell>
        </table:table-row>
        <table:table-row>
          <table:table-cell table:style-name="Tableau6.A2" office:value-type="string">
            <text:p text:style-name="P23">22</text:p>
          </table:table-cell>
          <table:table-cell table:style-name="Tableau6.A2" office:value-type="string">
            <text:p text:style-name="P23">1</text:p>
          </table:table-cell>
          <table:table-cell table:style-name="Tableau6.C2" office:value-type="string">
            <text:p text:style-name="P23">33</text:p>
          </table:table-cell>
        </table:table-row>
        <table:table-row>
          <table:table-cell table:style-name="Tableau6.A2" office:value-type="string">
            <text:p text:style-name="P23">11</text:p>
          </table:table-cell>
          <table:table-cell table:style-name="Tableau6.A2" office:value-type="string">
            <text:p text:style-name="P23">1</text:p>
          </table:table-cell>
          <table:table-cell table:style-name="Tableau6.C2" office:value-type="string">
            <text:p text:style-name="P23">55</text:p>
          </table:table-cell>
        </table:table-row>
        <table:table-row>
          <table:table-cell table:style-name="Tableau6.A2" office:value-type="string">
            <text:p text:style-name="P23">22</text:p>
          </table:table-cell>
          <table:table-cell table:style-name="Tableau6.A2" office:value-type="string">
            <text:p text:style-name="P23">0</text:p>
          </table:table-cell>
          <table:table-cell table:style-name="Tableau6.C2" office:value-type="string">
            <text:p text:style-name="P18"/>
          </table:table-cell>
        </table:table-row>
        <table:table-row>
          <table:table-cell table:style-name="Tableau6.A2" office:value-type="string">
            <text:p text:style-name="P23">22</text:p>
          </table:table-cell>
          <table:table-cell table:style-name="Tableau6.A2" office:value-type="string">
            <text:p text:style-name="P23">1</text:p>
          </table:table-cell>
          <table:table-cell table:style-name="Tableau6.C2" office:value-type="string">
            <text:p text:style-name="P23">33</text:p>
          </table:table-cell>
        </table:table-row>
      </table:table>
      <text:p text:style-name="P11"><text:span text:style-name="T2"/></text:p>
      <text:p text:style-name="P11"><text:span text:style-name="T2"/></text:p>
      <text:p text:style-name="P13"><text:span text:style-name="T2">méthode 2 : (photo) </text:span><text:span text:style-name="T6">jamais au-delà de puissance 256 en examen</text:span></text:p>
      <text:p text:style-name="P15"><text:span text:style-name="T5">e</text:span><text:span text:style-name="T2">xplications : </text:span></text:p>
      <text:p text:style-name="P15"><text:span text:style-name="T2">supposons que p|x = p divise x</text:span></text:p>
      <text:p text:style-name="P15"><text:span text:style-name="T2">→ Il existe r / x=r*p</text:span></text:p>
      <text:p text:style-name="P15"><text:span text:style-name="T2">comme ab = 1 mod phi(n), il existe k tq ab = 1+k phi(n)</text:span></text:p>
      <text:p text:style-name="P15"><text:span text:style-name="T2"/></text:p>
      <text:p text:style-name="P15"><text:span text:style-name="T2">x</text:span><text:span text:style-name="T1">ab </text:span><text:span text:style-name="T2">mod q = x</text:span><text:span text:style-name="T1">k phi(n)+1</text:span><text:span text:style-name="T2"> mod q = x</text:span><text:span text:style-name="T1">k(p-1)(q-1)+1</text:span><text:span text:style-name="T2"> mod q </text:span></text:p>
      <text:p text:style-name="P15"><text:span text:style-name="T2"><text:tab/> <text:s/>= x*(x</text:span><text:span text:style-name="T1">q-1</text:span><text:span text:style-name="T2">)</text:span><text:span text:style-name="T1">k(p-1)</text:span><text:span text:style-name="T2"> mod q = x*1</text:span><text:span text:style-name="T1">k(p-1)</text:span><text:span text:style-name="T2"> mod q = x</text:span></text:p>
      <text:p text:style-name="P15"><text:span text:style-name="T2"/></text:p>
      <text:p text:style-name="P15"><text:span text:style-name="T2">x</text:span><text:span text:style-name="T1">aba</text:span><text:span text:style-name="T2"> mod p = 0 car p|x</text:span></text:p>
      <text:p text:style-name="P15"><text:span text:style-name="T2"/></text:p>
      <text:p text:style-name="P15"><text:span text:style-name="T2">on a donc { x</text:span><text:span text:style-name="T1">ab</text:span><text:span text:style-name="T2"> = xmod q</text:span></text:p>
      <text:p text:style-name="P15"><text:span text:style-name="T2"><text:tab/> <text:s/>{ x</text:span><text:span text:style-name="T1">ab</text:span><text:span text:style-name="T2"> = 0 mod p</text:span></text:p>
      <text:p text:style-name="P15"><text:span text:style-name="T2"/></text:p>
      <text:p text:style-name="P15"><text:span text:style-name="T2">On applique les restes chinois : z <text:s text:c="3"/>≡ <text:s text:c="2"/>a</text:span><text:span text:style-name="T8">1</text:span><text:span text:style-name="T2"> <text:s text:c="2"/>mod <text:s text:c="2"/>q</text:span><text:span text:style-name="T8">1 <text:s/></text:span><text:span text:style-name="T2"><text:s/>=  <text:s/>a</text:span><text:span text:style-name="T8">2 <text:s/></text:span><text:span text:style-name="T2"><text:s/>mod <text:s text:c="2"/>q</text:span><text:span text:style-name="T8">2</text:span></text:p>
      <text:p text:style-name="P15"><text:span text:style-name="T2"><text:tab/><text:tab/><text:tab/> <text:s text:c="7"/>x</text:span><text:span text:style-name="T1">ab</text:span><text:span text:style-name="T2"> <text:s text:c="6"/>x <text:s text:c="14"/>q <text:s text:c="7"/>0 <text:s text:c="13"/>p</text:span></text:p>
      <text:p text:style-name="P14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4:26:18.119000000</meta:creation-date>
    <dc:date>2020-03-02T16:22:27.645000000</dc:date>
    <meta:editing-duration>PT52M48S</meta:editing-duration>
    <meta:editing-cycles>10</meta:editing-cycles>
    <meta:generator>LibreOffice/6.0.7.3$Windows_X86_64 LibreOffice_project/dc89aa7a9eabfd848af146d5086077aeed2ae4a5</meta:generator>
    <meta:document-statistic meta:table-count="6" meta:image-count="0" meta:object-count="0" meta:page-count="2" meta:paragraph-count="148" meta:word-count="566" meta:character-count="1988" meta:non-whitespace-character-count="1482"/>
  </office:meta>
</office:document-meta>
</file>